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Linux Libertine O" svg:font-family="'Linux Libertine O'"/>
    <style:font-face style:name="CMU Serif" svg:font-family="'CMU Serif'" style:font-family-generic="roman"/>
    <style:font-face style:name="FreeSans1" svg:font-family="FreeSans" style:font-family-generic="swiss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MU Serif1" fo:font-size="16pt" officeooo:rsid="0010e2d4" officeooo:paragraph-rsid="0013668c" style:font-size-asian="16pt" style:font-size-complex="16pt"/>
    </style:style>
    <style:style style:name="P2" style:family="paragraph" style:parent-style-name="Standard">
      <style:text-properties style:font-name="CMU Serif1" officeooo:rsid="0010e2d4" officeooo:paragraph-rsid="0013668c"/>
    </style:style>
    <style:style style:name="P3" style:family="paragraph" style:parent-style-name="Standard">
      <style:text-properties style:font-name="CMU Serif1" officeooo:rsid="0010e2d4" officeooo:paragraph-rsid="0010e2d4"/>
    </style:style>
    <style:style style:name="P4" style:family="paragraph" style:parent-style-name="Standard">
      <style:text-properties style:font-name="CMU Serif1" officeooo:rsid="0010e2d4" officeooo:paragraph-rsid="0016cdae"/>
    </style:style>
    <style:style style:name="P5" style:family="paragraph" style:parent-style-name="Standard">
      <style:text-properties style:font-name="CMU Serif1" officeooo:rsid="001260e4" officeooo:paragraph-rsid="0013668c"/>
    </style:style>
    <style:style style:name="T1" style:family="text">
      <style:text-properties officeooo:rsid="001260e4"/>
    </style:style>
    <style:style style:name="T2" style:family="text">
      <style:text-properties officeooo:rsid="0013668c"/>
    </style:style>
    <style:style style:name="T3" style:family="text">
      <style:text-properties officeooo:rsid="00156a2d"/>
    </style:style>
    <style:style style:name="T4" style:family="text">
      <style:text-properties officeooo:rsid="0016c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 <text:span text:style-name="T2">(flags) </text:span>for SUPERMODEL</text:p>
      <text:p text:style-name="P2"/>
      <text:p text:style-name="P5">Not all are necessary but maybe a placeholder subroutines and variables would be good already in early stages</text:p>
      <text:p text:style-name="P3"/>
      <text:p text:style-name="P3"><text:span text:style-name="T4">–</text:span> <text:span text:style-name="T1">most </text:span>input should have a factor so they can be set to zero <text:span text:style-name="T1">or study sensitivity</text:span> <text:span text:style-name="T1">(vapour pressures, concentrations, IPR)</text:span>. </text:p>
      <text:p text:style-name="P3"><text:span text:style-name="T4">–</text:span> possibility to set every input to constant. <text:span text:style-name="T1">Easiest would be in conjugate with previous, so that along a factor there could be an addition (Conc_orig*factor + level, so if factor = 0 and level=1e6 there is constant 1e6 concentration). </text:span></text:p>
      <text:p text:style-name="P3"><text:span text:style-name="T4">–</text:span> the upper and lower limits for DMPS input (size range)</text:p>
      <text:p text:style-name="P4"><text:span text:style-name="T4">–</text:span> DMPS read in time</text:p>
      <text:p text:style-name="P4"><text:span text:style-name="T4">–</text:span> DMPS special time</text:p>
      <text:p text:style-name="P4"><text:span text:style-name="T4">–</text:span> set off modules like nucleation, coagulation, chemistry</text:p>
      <text:p text:style-name="P4"><text:span text:style-name="T4">–</text:span> give constant values for nucleation or use an input file for nucleation. This could possibly be integrated to dmps_special (as it is currently called) where concentrations in low range can also be read in. Perhaps better to keep these separated</text:p>
      <text:p text:style-name="P4"><text:span text:style-name="T4">–</text:span> selection of date and case <text:span text:style-name="T1">and type (we could consider renaming these) </text:span></text:p>
      <text:p text:style-name="P4"><text:span text:style-name="T4">–</text:span> <text:span text:style-name="T1">running time</text:span></text:p>
      <text:p text:style-name="P4"><text:span text:style-name="T4">–</text:span> <text:span text:style-name="T1">notes of experiment</text:span></text:p>
      <text:p text:style-name="P4"><text:span text:style-name="T4">–</text:span> <text:span text:style-name="T1">options for wall losses; possibility to read in loss profile input</text:span></text:p>
      <text:p text:style-name="P4"><text:span text:style-name="T4">–</text:span> <text:span text:style-name="T2">Maybe some options for screen output also? Like –screen nada/barebones/classic/lots_of_info</text:span></text:p>
      <text:p text:style-name="P3"/>
      <text:p text:style-name="P4"><text:span text:style-name="T4">–</text:span> <text:span text:style-name="T2">Of course we will not get rid of recompiling when there is new dataset, but maybe this could be somehow streamlined. Meaning, assigning correct input to correct variables. </text:span></text:p>
      <text:p text:style-name="P3"/>
      <text:p text:style-name="P4"><text:span text:style-name="T4">–</text:span> <text:span text:style-name="T3">Every value that is possible to derive from a file, other variable etc. (say, length of some file, number of some stuff) <text:s/>should be derived, not given as an input by defa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Linux Libertine O" svg:font-family="'Linux Libertine O'"/>
    <style:font-face style:name="CMU Serif" svg:font-family="'CMU Serif'" style:font-family-generic="roman"/>
    <style:font-face style:name="FreeSans1" svg:font-family="FreeSans" style:font-family-generic="swiss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O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i Clusius</meta:initial-creator>
    <meta:creation-date>2019-01-31T14:34:14.390616381</meta:creation-date>
    <dc:date>2019-01-31T15:11:47.413284525</dc:date>
    <dc:creator>Petri Clusius</dc:creator>
    <meta:editing-duration>PT14M29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1" meta:paragraph-count="16" meta:word-count="243" meta:character-count="1515" meta:non-whitespace-character-count="1269"/>
  </office:meta>
</office:document-meta>
</file>